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55b606" officeooo:paragraph-rsid="0055b606"/>
    </style:style>
    <style:style style:name="P2" style:family="paragraph" style:parent-style-name="Standard">
      <style:text-properties fo:language="en" fo:country="US" officeooo:rsid="0055b606" officeooo:paragraph-rsid="00586e97"/>
    </style:style>
    <style:style style:name="P3" style:family="paragraph" style:parent-style-name="Standard">
      <style:text-properties fo:language="en" fo:country="US" officeooo:rsid="0055b606" officeooo:paragraph-rsid="005f889b"/>
    </style:style>
    <style:style style:name="P4" style:family="paragraph" style:parent-style-name="Standard">
      <style:text-properties fo:language="en" fo:country="US" officeooo:rsid="0055b606" officeooo:paragraph-rsid="006fd68d"/>
    </style:style>
    <style:style style:name="P5" style:family="paragraph" style:parent-style-name="Standard">
      <style:text-properties fo:language="en" fo:country="US" officeooo:rsid="0057b113" officeooo:paragraph-rsid="005dcf06"/>
    </style:style>
    <style:style style:name="P6" style:family="paragraph" style:parent-style-name="Standard">
      <style:text-properties fo:language="en" fo:country="US" officeooo:rsid="005f2f20" officeooo:paragraph-rsid="005f2f20"/>
    </style:style>
    <style:style style:name="P7" style:family="paragraph" style:parent-style-name="Standard">
      <style:text-properties fo:language="en" fo:country="US" officeooo:rsid="005f2f20" officeooo:paragraph-rsid="005f889b"/>
    </style:style>
    <style:style style:name="P8" style:family="paragraph" style:parent-style-name="Standard">
      <style:text-properties fo:language="en" fo:country="US" officeooo:rsid="005f2f20" officeooo:paragraph-rsid="0063e58c"/>
    </style:style>
    <style:style style:name="P9" style:family="paragraph" style:parent-style-name="Standard">
      <style:text-properties fo:language="en" fo:country="US" officeooo:rsid="005f2f20" officeooo:paragraph-rsid="0065232f"/>
    </style:style>
    <style:style style:name="P10" style:family="paragraph" style:parent-style-name="Standard">
      <style:text-properties fo:language="en" fo:country="US" officeooo:rsid="0065232f" officeooo:paragraph-rsid="0065232f"/>
    </style:style>
    <style:style style:name="P11" style:family="paragraph" style:parent-style-name="Standard">
      <style:text-properties fo:language="en" fo:country="US" officeooo:rsid="00661f51" officeooo:paragraph-rsid="00661f51"/>
    </style:style>
    <style:style style:name="P12" style:family="paragraph" style:parent-style-name="Standard">
      <style:text-properties fo:language="en" fo:country="US" officeooo:rsid="00672793" officeooo:paragraph-rsid="00672793"/>
    </style:style>
    <style:style style:name="P13" style:family="paragraph" style:parent-style-name="Standard">
      <style:text-properties fo:language="en" fo:country="US" officeooo:rsid="00673b43" officeooo:paragraph-rsid="00673b43"/>
    </style:style>
    <style:style style:name="P14" style:family="paragraph" style:parent-style-name="Standard">
      <style:text-properties fo:language="en" fo:country="US" officeooo:rsid="00673b43" officeooo:paragraph-rsid="006a080d"/>
    </style:style>
    <style:style style:name="P15" style:family="paragraph" style:parent-style-name="Standard">
      <style:text-properties fo:language="en" fo:country="US" officeooo:rsid="006c8d74" officeooo:paragraph-rsid="006c8d74"/>
    </style:style>
    <style:style style:name="P16" style:family="paragraph" style:parent-style-name="Standard">
      <style:text-properties fo:language="en" fo:country="US" officeooo:rsid="00747abb" officeooo:paragraph-rsid="00747abb"/>
    </style:style>
    <style:style style:name="P17" style:family="paragraph" style:parent-style-name="Standard">
      <style:text-properties fo:language="en" fo:country="US" officeooo:rsid="0075ea13" officeooo:paragraph-rsid="00766a73"/>
    </style:style>
    <style:style style:name="P18" style:family="paragraph" style:parent-style-name="Standard">
      <style:text-properties fo:language="en" fo:country="US" officeooo:rsid="00783bfe" officeooo:paragraph-rsid="007d344c"/>
    </style:style>
    <style:style style:name="T1" style:family="text">
      <style:text-properties officeooo:rsid="0055b606"/>
    </style:style>
    <style:style style:name="T2" style:family="text">
      <style:text-properties officeooo:rsid="0057b113"/>
    </style:style>
    <style:style style:name="T3" style:family="text">
      <style:text-properties officeooo:rsid="005bafe6"/>
    </style:style>
    <style:style style:name="T4" style:family="text">
      <style:text-properties officeooo:rsid="005dcf06"/>
    </style:style>
    <style:style style:name="T5" style:family="text">
      <style:text-properties officeooo:rsid="005f889b"/>
    </style:style>
    <style:style style:name="T6" style:family="text">
      <style:text-properties officeooo:rsid="0063e58c"/>
    </style:style>
    <style:style style:name="T7" style:family="text">
      <style:text-properties officeooo:rsid="0065232f"/>
    </style:style>
    <style:style style:name="T8" style:family="text">
      <style:text-properties officeooo:rsid="00661f51"/>
    </style:style>
    <style:style style:name="T9" style:family="text">
      <style:text-properties officeooo:rsid="00673b43"/>
    </style:style>
    <style:style style:name="T10" style:family="text">
      <style:text-properties officeooo:rsid="006a080d"/>
    </style:style>
    <style:style style:name="T11" style:family="text">
      <style:text-properties officeooo:rsid="006c8d74"/>
    </style:style>
    <style:style style:name="T12" style:family="text">
      <style:text-properties officeooo:rsid="006d392d"/>
    </style:style>
    <style:style style:name="T13" style:family="text">
      <style:text-properties officeooo:rsid="006dc333"/>
    </style:style>
    <style:style style:name="T14" style:family="text">
      <style:text-properties officeooo:rsid="006fd68d"/>
    </style:style>
    <style:style style:name="T15" style:family="text">
      <style:text-properties officeooo:rsid="0075ea13"/>
    </style:style>
    <style:style style:name="T16" style:family="text">
      <style:text-properties officeooo:rsid="00766a73"/>
    </style:style>
    <style:style style:name="T17" style:family="text">
      <style:text-properties officeooo:rsid="00798603"/>
    </style:style>
    <style:style style:name="T18" style:family="text">
      <style:text-properties officeooo:rsid="007d344c"/>
    </style:style>
    <style:style style:name="T19" style:family="text">
      <style:text-properties officeooo:rsid="008227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chapter{Simulation Results}</text:p>
      <text:p text:style-name="P1">\label{sec:simulation_results}</text:p>
      <text:p text:style-name="P1"/>
      <text:p text:style-name="P1">All the designs presented in \Cref{sec:comparison} are tested in simulation.</text:p>
      <text:p text:style-name="P1">As explained in \Cref{sec:method}, they are simulated in</text:p>
      <text:p text:style-name="P1">Gazebo$^\textrm{\textregistered}$ and controlled by the means of a ROS node.</text:p>
      <text:p text:style-name="P1">These simulations are performed to evaluate the feasibility and <text:s/>the controllability</text:p>
      <text:p text:style-name="P1">of the theoretical optimal designs obtained in \Cref{sec:optimization_results}.</text:p>
      <text:p text:style-name="P15">As a first result it is important to state that all the MAVs tested in simulation</text:p>
      <text:p text:style-name="P15">were controlled properly and could maneuver well. Hence, all the optimal design</text:p>
      <text:p text:style-name="P15">presented in <text:span text:style-name="T1">\Cref{sec:comparison} </text:span>from the tri-copter to the octa-copter are</text:p>
      <text:p text:style-name="P15">feasible. </text:p>
      <text:p text:style-name="P1"><text:span text:style-name="T11">The simulations</text:span> <text:span text:style-name="T12">also </text:span>allow for comparison between different MAVs <text:span text:style-name="T13">dynamical abilities</text:span>.\\</text:p>
      <text:p text:style-name="P4"><text:span text:style-name="T14">I</text:span>n this section <text:span text:style-name="T14">the</text:span> most interesting simulation results obtained are presented.</text:p>
      <text:p text:style-name="P1">First, a flight test performed by the tri-copter depicted in \Cref{fig:comp_tri} is</text:p>
      <text:p text:style-name="P1">presented, then a comparison between the hexa-copter shown in \Cref{fig:comp_hexa}</text:p>
      <text:p text:style-name="P1">and the Voliro from \citep{kamel_voliro:_2018} is proposed. Finally, a manipulation</text:p>
      <text:p text:style-name="P1">example with the hepta-copter presented in \Cref{sec:hepta_copter} is shown.</text:p>
      <text:p text:style-name="P1"/>
      <text:p text:style-name="P1">\section{Tri-copter}</text:p>
      <text:p text:style-name="P1">\label{sec:tri_copter_sim}</text:p>
      <text:p text:style-name="P1"/>
      <text:p text:style-name="P1">The tri-copter with tilting rotor is a very interesting case because it is holonomic,</text:p>
      <text:p text:style-name="P1">which means that it has exactly six degrees of freedom (DoF) and evolves in a</text:p>
      <text:p text:style-name="P1">three dimensional space. Therefore, it should theoretically be able to produce forces</text:p>
      <text:p text:style-name="P1">and torques in any direction. To verify that a test flight is performed where the MAV</text:p>
      <text:p text:style-name="P1">hovers at one meter over the ground and changes its orientation up to a pitch angle</text:p>
      <text:p text:style-name="P1">$\theta$ equal to $90^{\circ}$. The results of this test can be observed in</text:p>
      <text:p text:style-name="P1">\Cref{fig:tri_sim} and this observation of a quarter pitch flip illustrate the fact</text:p>
      <text:p text:style-name="P1">that the tri-copter is indeed able to hover in any orientation.</text:p>
      <text:p text:style-name="P1"/>
      <text:p text:style-name="P1">\begin{figure}[!ht]</text:p>
      <text:p text:style-name="P1"><text:s text:c="2"/>\begin{center}</text:p>
      <text:p text:style-name="P1"><text:s text:c="2"/>\begin{minipage}[t]{0.24\textwidth}</text:p>
      <text:p text:style-name="P1"><text:s text:c="4"/>\centering</text:p>
      <text:p text:style-name="P1"><text:s text:c="4"/>\includegraphics[width=\linewidth]{images/tri_sim1.png}</text:p>
      <text:p text:style-name="P1"><text:s text:c="2"/>\end{minipage}</text:p>
      <text:p text:style-name="P1"><text:s text:c="2"/>\hfill</text:p>
      <text:p text:style-name="P1"><text:s text:c="2"/>\begin{minipage}[t]{0.24\textwidth}</text:p>
      <text:p text:style-name="P1"><text:s text:c="4"/>\centering</text:p>
      <text:p text:style-name="P1"><text:s text:c="4"/>\includegraphics[width=\linewidth]{images/tri_sim2.png}</text:p>
      <text:p text:style-name="P1"><text:s text:c="2"/>\end{minipage}</text:p>
      <text:p text:style-name="P1"><text:s text:c="2"/>\hfill</text:p>
      <text:p text:style-name="P1"><text:s text:c="2"/>\begin{minipage}[t]{0.24\textwidth}</text:p>
      <text:p text:style-name="P1"><text:s text:c="4"/>\centering</text:p>
      <text:p text:style-name="P1"><text:s text:c="4"/>\includegraphics[width=\linewidth]{images/tri_sim3.png}</text:p>
      <text:p text:style-name="P1"><text:s text:c="2"/>\end{minipage}</text:p>
      <text:p text:style-name="P1"><text:s text:c="2"/>\hfill</text:p>
      <text:p text:style-name="P1"><text:s text:c="2"/>\begin{minipage}[t]{0.24\textwidth}</text:p>
      <text:p text:style-name="P1"><text:s text:c="4"/>\centering</text:p>
      <text:p text:style-name="P1"><text:s text:c="4"/>\includegraphics[width=\linewidth]{images/tri_sim4.png}</text:p>
      <text:p text:style-name="P1"><text:s text:c="2"/>\end{minipage}</text:p>
      <text:p text:style-name="P1"><text:soft-page-break/><text:s text:c="2"/>\caption{Simulation of the tri-copter in Gazebo.}</text:p>
      <text:p text:style-name="P1"><text:s text:c="2"/>\label{fig:tri_sim}</text:p>
      <text:p text:style-name="P1"><text:s text:c="2"/>\end{center}</text:p>
      <text:p text:style-name="P1">\end{figure}</text:p>
      <text:p text:style-name="P1"/>
      <text:p text:style-name="P1">\clearpage</text:p>
      <text:p text:style-name="P1"/>
      <text:p text:style-name="P1">\section{Hexa-copter}</text:p>
      <text:p text:style-name="P1">\label{sec:hexa_copter_sim}</text:p>
      <text:p text:style-name="P1"/>
      <text:p text:style-name="P1">The aim of this section is to compare the abilities of Voliro shown in</text:p>
      <text:p text:style-name="P1">\Cref{fig:Voliro_sim} and of the optimal hexa-copter shown in \Cref{fig:Hexa_sim}.</text:p>
      <text:p text:style-name="P1">In order to do so, <text:s/>two maneuvers were performed with each MAV’s in</text:p>
      <text:p text:style-name="P1">Gazebo$^\textrm{\textregistered}$.</text:p>
      <text:p text:style-name="P1"/>
      <text:p text:style-name="P1">\begin{figure}[!ht]</text:p>
      <text:p text:style-name="P1"><text:s text:c="2"/>\resizebox{\textwidth}{!}{\begin{subfigure}[b]{0.5\textwidth}</text:p>
      <text:p text:style-name="P1"><text:s text:c="4"/>\includegraphics[width=\linewidth]{images/Voliro_sim.png}</text:p>
      <text:p text:style-name="P1"><text:s text:c="4"/>\caption{Voliro.} \label{fig:Voliro_sim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Hexa_sim.png}</text:p>
      <text:p text:style-name="P1"><text:s text:c="4"/>\caption{Optimal hexa-copter.} \label{fig:Hexa_sim}</text:p>
      <text:p text:style-name="P1"><text:s text:c="2"/>\end{subfigure}}</text:p>
      <text:p text:style-name="P1"><text:s text:c="2"/>\caption{Representation of two six-rotors MAV model spawned in Gazebo$^\textrm{\textregistered}$.}</text:p>
      <text:p text:style-name="P1"><text:s text:c="2"/>\label{fig:Sim_six_rotors}</text:p>
      <text:p text:style-name="P1">\end{figure}</text:p>
      <text:p text:style-name="P1"/>
      <text:p text:style-name="P1">The first maneuver was a position tracking exercise, where the drones followed a</text:p>
      <text:p text:style-name="P1">trajectory describing two rounds of a circle, one meter above the ground at a speed</text:p>
      <text:p text:style-name="P1">of $0.63\ [\frac{m}{s}]$. The graphs shown in \Cref{fig:Voliro_position_circle} and</text:p>
      <text:p text:style-name="P1">\Cref{fig:Hexa_position_circle} are the trajectory tracking plots.</text:p>
      <text:p text:style-name="P1">The graphs in \Cref{fig:Voliro_angle_circle} and \Cref{fig:Hexa_angle_circle}</text:p>
      <text:p text:style-name="P1">illustrate the orientation errors produced by the MAVs while following</text:p>
      <text:p text:style-name="P1">this circular trajectory.</text:p>
      <text:p text:style-name="P1">The second maneuver was an orientation tracking exercise, where the drones took off,</text:p>
      <text:p text:style-name="P1">hovered one meter above the ground for a few seconds, and then performed a full</text:p>
      <text:p text:style-name="P1">pitch flip, to finally land. The graphs shown in \Cref{fig:Voliro_position_pitch}</text:p>
      <text:p text:style-name="P1">and \Cref{fig:Hexa_position_pitch} are the trajectory tracking plots of this maneuver.</text:p>
      <text:p text:style-name="P1">The graphs in \Cref{fig:Voliro_angle_pitch} and \Cref{fig:Hexa_angle_pitch} illustrate</text:p>
      <text:p text:style-name="P1">the orientation tracking plot of the pitch flip.<text:span text:style-name="T2">\\</text:span></text:p>
      <text:p text:style-name="P5"><text:span text:style-name="T4">First, when comparing \Cref{fig:Voliro_position_circle} with</text:span></text:p>
      <text:p text:style-name="P5"><text:span text:style-name="T3">\Cref{fig:Hexa_position_circle} it is noteworthy that the optimal hexa-copter</text:span></text:p>
      <text:p text:style-name="P6">tracks the position with less delay. Then,<text:span text:style-name="T3"> when comparing \Cref{fig:Voliro_angle_circle}</text:span></text:p>
      <text:p text:style-name="P6"><text:span text:style-name="T3">with \Cref{fig:Hexa_angle_circle}, </text:span>one can notice<text:span text:style-name="T3"> that even though the orientation</text:span></text:p>
      <text:p text:style-name="P6"><text:span text:style-name="T3">error is very small for both designs, Voliro’s is jittering more and slightly larger.</text:span></text:p>
      <text:p text:style-name="P7"><text:span text:style-name="T5">When looking at the orientation tracking graphs in \Cref{fig:Voliro_angle_pitch}</text:span></text:p>
      <text:p text:style-name="P8"><text:span text:style-name="T6">and in \Cref{fig:Hexa_angle_pitch}, it is interesting to see that both design</text:span></text:p>
      <text:p text:style-name="P9"><text:span text:style-name="T6">performed well in this exercise. However, in \Cref{fig:Voliro_angle_pitch}</text:span></text:p>
      <text:p text:style-name="P10">there are two small overshoots in the orientation tracking, this is in fact due to</text:p>
      <text:p text:style-name="P10"><text:soft-page-break/>the fact that <text:span text:style-name="T1">the controller uses the static allocation described in \Cref{sec:allocation}</text:span></text:p>
      <text:p text:style-name="P10"><text:span text:style-name="T1">to compute the desired tilting angles and speed for the rotors. </text:span>This static matrix</text:p>
      <text:p text:style-name="P10">becomes singular in certain orientation and it <text:span text:style-name="T1">leads to the loss of full-actuation in</text:span></text:p>
      <text:p text:style-name="P2"><text:span text:style-name="T7">those</text:span> orientations. <text:span text:style-name="T8">This happens amongst other when on arm is oriented vertically.</text:span></text:p>
      <text:p text:style-name="P11">One can notice that this orientation instability happened only once for</text:p>
      <text:p text:style-name="P12">the hexa-copter’s pitch flip (see <text:span text:style-name="T6">\Cref{fig:</text:span>Hexa<text:span text:style-name="T6">_angle_pitch}</text:span>). <text:span text:style-name="T9">This is because</text:span></text:p>
      <text:p text:style-name="P13">the hexa-copter only have one arm oriented vertically when performing the</text:p>
      <text:p text:style-name="P13">pitch flip. It is a consequence of the even distribution of the propellers</text:p>
      <text:p text:style-name="P14">in the space around the body which makes this MAV’<text:span text:style-name="T10">s dynamical properties</text:span></text:p>
      <text:p text:style-name="P14"><text:span text:style-name="T10">really</text:span> balanced.</text:p>
      <text:p text:style-name="P11"/>
      <text:p text:style-name="P1"/>
      <text:p text:style-name="P1">\begin{figure}[!ht]</text:p>
      <text:p text:style-name="P1"><text:s text:c="2"/>\begin{center}</text:p>
      <text:p text:style-name="P1"><text:s text:c="4"/>\includegraphics[width=1.0\linewidth]{images/Voliro_circle_position.jpg}</text:p>
      <text:p text:style-name="P3"><text:s text:c="4"/>\caption{<text:span text:style-name="T5">Trajectory</text:span> tracking of a one meter circle performed by Voliro.}</text:p>
      <text:p text:style-name="P1"><text:s text:c="4"/>\label{fig:Voliro_position_circle}</text:p>
      <text:p text:style-name="P1"><text:s text:c="2"/>\end{center}</text:p>
      <text:p text:style-name="P1">\end{figure}</text:p>
      <text:p text:style-name="P1"/>
      <text:p text:style-name="P1">\begin{figure}[!ht]</text:p>
      <text:p text:style-name="P1"><text:s text:c="2"/>\begin{center}</text:p>
      <text:p text:style-name="P1"><text:s text:c="4"/>\includegraphics[width=1.0\linewidth]{images/Hexa_circle_position.jpg}</text:p>
      <text:p text:style-name="P1"><text:s text:c="4"/>\caption{<text:span text:style-name="T5">Trajectory</text:span> tracking of a one meter circle performed by the optimal hexa-copter.}</text:p>
      <text:p text:style-name="P1"><text:s text:c="4"/>\label{fig:Hexa_position_circle}</text:p>
      <text:p text:style-name="P1"><text:s text:c="2"/>\end{center}</text:p>
      <text:p text:style-name="P1">\end{figure}</text:p>
      <text:p text:style-name="P1"/>
      <text:p text:style-name="P1">\begin{figure}[!ht]</text:p>
      <text:p text:style-name="P1"><text:s text:c="2"/>\begin{center}</text:p>
      <text:p text:style-name="P1"><text:s text:c="4"/>\includegraphics[width=1.0\linewidth]{images/Voliro_circle_angle.jpg}</text:p>
      <text:p text:style-name="P1"><text:s text:c="4"/>\caption{Pitch, roll and yaw angle errors when Voliro tracks a one meter circle.}</text:p>
      <text:p text:style-name="P1"><text:s text:c="4"/>\label{fig:Voliro_angle_circle}</text:p>
      <text:p text:style-name="P1"><text:s text:c="2"/>\end{center}</text:p>
      <text:p text:style-name="P1">\end{figure}</text:p>
      <text:p text:style-name="P1"/>
      <text:p text:style-name="P1">\begin{figure}[!ht]</text:p>
      <text:p text:style-name="P1"><text:s text:c="2"/>\begin{center}</text:p>
      <text:p text:style-name="P1"><text:s text:c="4"/>\includegraphics[width=1.0\linewidth]{images/Hexa_circle_angle.jpg}</text:p>
      <text:p text:style-name="P1"><text:s text:c="4"/>\caption{Pitch, roll and yaw angle errors when the optimal hexa-copter tracks a one meter circle.}</text:p>
      <text:p text:style-name="P1"><text:s text:c="4"/>\label{fig:Hexa_angle_circle}</text:p>
      <text:p text:style-name="P1"><text:s text:c="2"/>\end{center}</text:p>
      <text:p text:style-name="P1">\end{figure}</text:p>
      <text:p text:style-name="P1"/>
      <text:p text:style-name="P1">\begin{figure}[!ht]</text:p>
      <text:p text:style-name="P1"><text:s text:c="2"/>\begin{center}</text:p>
      <text:p text:style-name="P1"><text:s text:c="4"/>\includegraphics[width=1.0\linewidth]{images/Voliro_pitch_position.jpg}</text:p>
      <text:p text:style-name="P3"><text:s text:c="4"/>\caption{<text:span text:style-name="T5">Trajectory</text:span> tracking for Voliro performing a full pitch flip.}</text:p>
      <text:p text:style-name="P1"><text:s text:c="4"/>\label{fig:Voliro_position_pitch}</text:p>
      <text:p text:style-name="P1"><text:s text:c="2"/>\end{center}</text:p>
      <text:p text:style-name="P1">\end{figure}</text:p>
      <text:p text:style-name="P1"><text:soft-page-break/></text:p>
      <text:p text:style-name="P1">\begin{figure}[!ht]</text:p>
      <text:p text:style-name="P1"><text:s text:c="2"/>\begin{center}</text:p>
      <text:p text:style-name="P1"><text:s text:c="4"/>\includegraphics[width=1.0\linewidth]{images/Hexa_pitch_position.jpg}</text:p>
      <text:p text:style-name="P3"><text:s text:c="4"/>\caption{<text:span text:style-name="T5">Trajectory</text:span> tracking for the optimal hexa-copter performing a full pitch flip.}</text:p>
      <text:p text:style-name="P1"><text:s text:c="4"/>\label{fig:Hexa_position_pitch}</text:p>
      <text:p text:style-name="P1"><text:s text:c="2"/>\end{center}</text:p>
      <text:p text:style-name="P1">\end{figure}</text:p>
      <text:p text:style-name="P1"/>
      <text:p text:style-name="P1">\begin{figure}[!ht]</text:p>
      <text:p text:style-name="P1"><text:s text:c="2"/>\begin{center}</text:p>
      <text:p text:style-name="P1"><text:s text:c="4"/>\includegraphics[width=1.0\linewidth]{images/Voliro_pitch_angle.jpg}</text:p>
      <text:p text:style-name="P1"><text:s text:c="4"/>\caption{Pitch, roll and yaw angle tracking for Voliro performing a full pitch flip.}</text:p>
      <text:p text:style-name="P1"><text:s text:c="4"/>\label{fig:Voliro_angle_pitch}</text:p>
      <text:p text:style-name="P1"><text:s text:c="2"/>\end{center}</text:p>
      <text:p text:style-name="P1">\end{figure}</text:p>
      <text:p text:style-name="P1"/>
      <text:p text:style-name="P1">\begin{figure}[!ht]</text:p>
      <text:p text:style-name="P1"><text:s text:c="2"/>\begin{center}</text:p>
      <text:p text:style-name="P1"><text:s text:c="4"/>\includegraphics[width=1.0\linewidth]{images/Hexa_pitch_angle.jpg}</text:p>
      <text:p text:style-name="P1"><text:s text:c="4"/>\caption{Pitch, roll and yaw angle tracking for the optimal hexa-copter performing a full pitch flip.}</text:p>
      <text:p text:style-name="P1"><text:s text:c="4"/>\label{fig:Hexa_angle_pitch}</text:p>
      <text:p text:style-name="P1"><text:s text:c="2"/>\end{center}</text:p>
      <text:p text:style-name="P1">\end{figure}</text:p>
      <text:p text:style-name="P1"/>
      <text:p text:style-name="P1">\section{Hepta-copter}</text:p>
      <text:p text:style-name="P1">\label{sec:hepta_copter_sim}</text:p>
      <text:p text:style-name="P1"/>
      <text:p text:style-name="P1">\begin{figure}[!ht]</text:p>
      <text:p text:style-name="P1"><text:s text:c="4"/>\begin{center}</text:p>
      <text:p text:style-name="P1"><text:s text:c="4"/>\begin{minipage}[t]{0.495\textwidth}</text:p>
      <text:p text:style-name="P1"><text:s text:c="6"/>\includegraphics[width=\linewidth]{images/Selection_009.png}</text:p>
      <text:p text:style-name="P1"><text:s text:c="4"/>\end{minipage}</text:p>
      <text:p text:style-name="P1"><text:s text:c="4"/>\hfill</text:p>
      <text:p text:style-name="P1"><text:s text:c="4"/>\begin{minipage}[t]{0.495\textwidth}</text:p>
      <text:p text:style-name="P1"><text:s text:c="6"/>\includegraphics[width=\linewidth]{images/Selection_010.png}</text:p>
      <text:p text:style-name="P1"><text:s text:c="4"/>\end{minipage}</text:p>
      <text:p text:style-name="P1"><text:s text:c="4"/>\hfill</text:p>
      <text:p text:style-name="P1"><text:s text:c="4"/>\begin{minipage}[t]{0.495\textwidth}</text:p>
      <text:p text:style-name="P1"><text:s text:c="6"/>\includegraphics[width=\linewidth]{images/Selection_011.png}</text:p>
      <text:p text:style-name="P1"><text:s text:c="4"/>\end{minipage}</text:p>
      <text:p text:style-name="P1"><text:s text:c="4"/>\hfill</text:p>
      <text:p text:style-name="P1"><text:s text:c="4"/>\begin{minipage}[t]{0.495\textwidth}</text:p>
      <text:p text:style-name="P1"><text:s text:c="6"/>\includegraphics[width=\linewidth]{images/Selection_013.png}</text:p>
      <text:p text:style-name="P1"><text:s text:c="4"/>\end{minipage}</text:p>
      <text:p text:style-name="P1"><text:s text:c="4"/>\hfill</text:p>
      <text:p text:style-name="P1"><text:s text:c="4"/>\begin{minipage}[t]{0.495\textwidth}</text:p>
      <text:p text:style-name="P1"><text:s text:c="6"/>\includegraphics[width=\linewidth]{images/Selection_017.png}</text:p>
      <text:p text:style-name="P1"><text:s text:c="4"/>\end{minipage}</text:p>
      <text:p text:style-name="P1"><text:s text:c="4"/>\hfill</text:p>
      <text:p text:style-name="P1"><text:s text:c="4"/>\begin{minipage}[t]{0.495\textwidth}</text:p>
      <text:p text:style-name="P1"><text:soft-page-break/><text:s text:c="6"/>\includegraphics[width=\linewidth]{images/Selection_019.png}</text:p>
      <text:p text:style-name="P1"><text:s text:c="4"/>\end{minipage}</text:p>
      <text:p text:style-name="P1"><text:s text:c="4"/>\hfill</text:p>
      <text:p text:style-name="P1"><text:s text:c="4"/>\begin{minipage}[t]{0.495\textwidth}</text:p>
      <text:p text:style-name="P1"><text:s text:c="6"/>\includegraphics[width=\linewidth]{images/Selection_024.png}</text:p>
      <text:p text:style-name="P1"><text:s text:c="4"/>\end{minipage}</text:p>
      <text:p text:style-name="P1"><text:s text:c="4"/>\hfill</text:p>
      <text:p text:style-name="P1"><text:s text:c="4"/>\begin{minipage}[t]{0.495\textwidth}</text:p>
      <text:p text:style-name="P1"><text:s text:c="6"/>\includegraphics[width=\linewidth]{images/Selection_026.png}</text:p>
      <text:p text:style-name="P1"><text:s text:c="4"/>\end{minipage}</text:p>
      <text:p text:style-name="P1"><text:s text:c="4"/>\caption{Slideshow of an interacion between the optimal hepta-copter and a wall.}</text:p>
      <text:p text:style-name="P1"><text:s text:c="4"/>\label{fig:hepta_sim}</text:p>
      <text:p text:style-name="P1"><text:s text:c="2"/>\end{center}</text:p>
      <text:p text:style-name="P1">\end{figure}</text:p>
      <text:p text:style-name="P1"/>
      <text:p text:style-name="P16">The slide show above <text:span text:style-name="T15">illustrate a manipulation task performed with the optimal</text:span></text:p>
      <text:p text:style-name="P17">hepta-copter design obtained in <text:span text:style-name="T16">\Cref{sec:hepta_copter}. The MAV is used to</text:span></text:p>
      <text:p text:style-name="P18">demolish a wall <text:span text:style-name="T17">(see \Cref{fig:hepta_sim}) </text:span>. Although it is a very light wall of</text:p>
      <text:p text:style-name="P18">$1\ [kg]$, which falls easily on the ground this test represent very well the</text:p>
      <text:p text:style-name="P18">omni-directional<text:span text:style-name="T19">ity and the manipulation </text:span>capabilit<text:span text:style-name="T18">ies</text:span> of the hepta-cop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8:20:07.377823771</meta:creation-date>
    <dc:date>2018-09-10T17:13:19.911536735</dc:date>
    <meta:editing-duration>PT3H18M20S</meta:editing-duration>
    <meta:editing-cycles>78</meta:editing-cycles>
    <meta:generator>LibreOffice/5.1.6.2$Linux_X86_64 LibreOffice_project/10m0$Build-2</meta:generator>
    <meta:document-statistic meta:table-count="0" meta:image-count="0" meta:object-count="0" meta:page-count="5" meta:paragraph-count="204" meta:word-count="940" meta:character-count="9502" meta:non-whitespace-character-count="8389"/>
  </office:meta>
</office:document-meta>
</file>